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shtools: Management Page: <text:a xlink:type="simple" xlink:href="https://dashboard.heroku.com/apps/dash-app-forests" text:style-name="Internet_20_link" text:visited-style-name="Visited_20_Internet_20_Link">https://dashboard.heroku.com/apps/dash-app-forests</text:a></text:p>
      <text:p text:style-name="Standard"/>
      <text:p text:style-name="Standard">dashtools: Application Page: <text:a xlink:type="simple" xlink:href="https://dash-app-forests.herokuapp.com/" text:style-name="Internet_20_link" text:visited-style-name="Visited_20_Internet_20_Link">https://dash-app-forests.herokuapp.com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6:53:23.652522178</meta:creation-date>
    <dc:date>2022-07-10T16:54:03.659105479</dc:date>
    <meta:editing-duration>PT41S</meta:editing-duration>
    <meta:editing-cycles>1</meta:editing-cycles>
    <meta:document-statistic meta:table-count="0" meta:image-count="0" meta:object-count="0" meta:page-count="1" meta:paragraph-count="2" meta:word-count="8" meta:character-count="146" meta:non-whitespace-character-count="140"/>
    <meta:generator>LibreOffice/6.4.7.2$Linux_X86_64 LibreOffice_project/40$Build-2</meta:generator>
  </office:meta>
</office:document-meta>
</file>